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eauthFailedException.PreauthFailedException( String s , Throwable throw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authFailedException.PreauthFailed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authFailedException.PreauthFailedException( Throwable throw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